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6000005554337859C4DFA122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1cm" svg:y="0.09cm" svg:width="17cm" svg:height="22.149cm" draw:z-index="0"><draw:image xlink:href="Pictures/1000000000000416000005554337859C4DFA122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03:06.349161371</meta:creation-date>
    <dc:date>2018-11-04T15:04:49.607149553</dc:date>
    <meta:editing-duration>PT1M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